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14FF6FFC6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tru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>
      <style:graphic-properties draw:stroke="none" draw:fill="gradient" draw:fill-color="#fefefe" draw:fill-gradient-name="Gradient_20_7" draw:opacity="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>
      <style:graphic-properties draw:stroke="solid" svg:stroke-width="0.026cm" svg:stroke-color="#ffffff" draw:stroke-linejoin="miter" draw:fill="solid" draw:fill-color="#807eb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54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604cm"/>
    </style:style>
    <style:style style:name="pr4" style:family="presentation" style:parent-style-name="Default-notes">
      <style:graphic-properties draw:stroke="none" draw:fill="none" draw:fill-color="#ffffff" fo:min-height="11.864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8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362cm" fo:min-width="0cm" fo:padding-top="0.129cm" fo:padding-bottom="0.129cm" fo:padding-left="0.259cm" fo:padding-right="0.259cm" fo:wrap-option="wrap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228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3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46cm" fo:margin-bottom="0cm" fo:text-indent="-0.952cm"/>
    </style:style>
    <style:style style:name="P4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5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2cm" fo:margin-bottom="0cm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0" style:family="paragraph">
      <style:paragraph-properties fo:margin-left="0cm" fo:margin-right="0cm" fo:margin-top="0.264cm" fo:margin-bottom="0cm" fo:text-indent="0cm"/>
    </style:style>
    <style:style style:name="P11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2" style:family="paragraph">
      <style:paragraph-properties fo:margin-left="0cm" fo:margin-right="0cm" fo:margin-top="0.246cm" fo:margin-bottom="0cm" fo:text-indent="0cm"/>
    </style:style>
    <style:style style:name="P13" style:family="paragraph">
      <style:paragraph-properties fo:margin-left="0cm" fo:margin-right="0cm" fo:margin-top="0.317cm" fo:margin-bottom="0cm" fo:text-indent="0cm"/>
    </style:style>
    <style:style style:name="P14" style:family="paragraph">
      <style:paragraph-properties fo:margin-left="0cm" fo:margin-right="0cm" fo:margin-top="0.211cm" fo:margin-bottom="0cm" fo:text-indent="0cm"/>
    </style:style>
    <style:style style:name="P15" style:family="paragraph">
      <style:paragraph-properties fo:margin-left="0cm" fo:margin-right="0cm" fo:margin-top="0.176cm" fo:margin-bottom="0cm" fo:text-indent="0cm"/>
    </style:style>
    <style:style style:name="P16" style:family="paragraph">
      <style:paragraph-properties fo:margin-left="0cm" fo:margin-right="0cm" fo:margin-top="0.282cm" fo:margin-bottom="0cm" fo:text-indent="0cm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color="#ffffff" fo:font-size="44pt" fo:language="en" fo:country="US" style:font-size-asian="44pt" style:font-size-complex="44pt"/>
    </style:style>
    <style:style style:name="T2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fo:color="#ffffff" fo:font-size="24pt" fo:language="en" fo:country="US" style:font-size-asian="24pt" style:font-size-complex="24pt"/>
    </style:style>
    <style:style style:name="T4" style:family="text">
      <style:text-properties fo:color="#ccff33" fo:font-size="24pt" fo:language="en" fo:country="US" fo:font-weight="bold" style:font-size-asian="24pt" style:font-weight-asian="bold" style:font-size-complex="24pt" style:font-weight-complex="bold"/>
    </style:style>
    <style:style style:name="T5" style:family="text">
      <style:text-properties fo:color="#ccff33" fo:font-size="32pt" fo:language="en" fo:country="US" fo:font-weight="bold" style:font-size-asian="32pt" style:font-weight-asian="bold" style:font-size-complex="32pt" style:font-weight-complex="bold"/>
    </style:style>
    <style:style style:name="T6" style:family="text">
      <style:text-properties fo:color="#ffffff" fo:font-size="10pt" fo:language="en" fo:country="US" style:font-size-asian="10pt" style:font-size-complex="10pt"/>
    </style:style>
    <style:style style:name="T7" style:family="text">
      <style:text-properties fo:color="#ff9900" fo:font-size="32pt" fo:language="en" fo:country="US" style:font-size-asian="32pt" style:font-size-complex="32pt"/>
    </style:style>
    <style:style style:name="T8" style:family="text">
      <style:text-properties fo:color="#ffffff" fo:font-size="40pt" fo:language="en" fo:country="US" fo:font-weight="bold" style:font-size-asian="40pt" style:font-weight-asian="bold" style:font-size-complex="40pt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font-size="30pt" fo:language="en" fo:country="US" style:font-size-asian="30pt" style:font-size-complex="30pt"/>
    </style:style>
    <style:style style:name="T11" style:family="text">
      <style:text-properties fo:color="#99cc00" fo:font-size="30pt" fo:language="en" fo:country="US" fo:font-weight="bold" style:font-size-asian="30pt" style:font-weight-asian="bold" style:font-size-complex="30pt" style:font-weight-complex="bold"/>
    </style:style>
    <style:style style:name="T12" style:family="text">
      <style:text-properties fo:font-family="Arial" style:font-pitch="variable" fo:language="en" fo:country="US" style:font-family-asian="'MS Gothic'" style:font-pitch-asian="variable" style:font-family-complex="'MS Gothic'" style:font-pitch-complex="variable"/>
    </style:style>
    <style:style style:name="T13" style:family="text">
      <style:text-properties fo:font-size="28pt" fo:language="en" fo:country="US" style:font-size-asian="28pt" style:font-size-complex="28pt"/>
    </style:style>
    <style:style style:name="T14" style:family="text">
      <style:text-properties fo:font-size="36pt" fo:language="en" fo:country="US" style:font-size-asian="36pt" style:font-size-complex="36pt"/>
    </style:style>
    <style:style style:name="T15" style:family="text">
      <style:text-properties fo:font-size="24pt" fo:language="en" fo:country="US" style:font-size-asian="24pt" style:font-size-complex="24pt"/>
    </style:style>
    <style:style style:name="T16" style:family="text">
      <style:text-properties fo:font-size="32pt" fo:language="en" fo:country="US" style:font-size-asian="32pt" style:font-size-complex="32pt"/>
    </style:style>
    <style:style style:name="T17" style:family="text">
      <style:text-properties fo:color="#99cc00" fo:font-size="32pt" fo:language="en" fo:country="US" fo:font-weight="bold" style:font-size-asian="32pt" style:font-weight-asian="bold" style:font-size-complex="32pt" style:font-weight-complex="bold"/>
    </style:style>
    <style:style style:name="T18" style:family="text">
      <style:text-properties fo:color="#ffff00"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9" style:family="text">
      <style:text-properties fo:color="#ffff00"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0" style:family="text">
      <style:text-properties fo:color="#ffff00" fo:font-size="24pt" fo:language="en" fo:country="US" fo:font-weight="bold" style:font-size-asian="24pt" style:font-weight-asian="bold" style:font-size-complex="24pt" style:font-weight-complex="bold"/>
    </style:style>
    <style:style style:name="T21" style:family="text">
      <style:text-properties fo:color="#ffff00" fo:font-size="36pt" fo:language="en" fo:country="US" style:font-size-asian="36pt" style:font-size-complex="36pt"/>
    </style:style>
    <style:style style:name="T22" style:family="text">
      <style:text-properties fo:color="#ff3399" fo:font-size="36pt" fo:language="en" fo:country="US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1.036cm"/>
        <style:text-properties fo:font-family="Arial" style:font-family-generic="swiss" style:font-pitch="variable" fo:color="#ff99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1.036cm"/>
        <style:text-properties fo:font-family="Arial" style:font-family-generic="swiss" style:font-pitch="variable" fo:color="#ff99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93cm"/>
        <style:text-properties fo:font-family="Arial" style:font-family-generic="swiss" style:font-pitch="variable" fo:color="#ff99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Discover the automating power of  Selenium</presentation:footer-decl>
      <draw:page draw:name="Selenium Web Test Tool Training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xml:id="id2" draw:id="id2" draw:layer="layout" svg:width="22.917cm" svg:height="4.084cm" svg:x="1.309cm" svg:y="4.515cm" presentation:class="title" presentation:user-transformed="true">
          <draw:text-box>
            <text:list text:style-name="L1">
              <text:list-header>
                <text:p text:style-name="P1"><text:span text:style-name="T1">Selenium</text:span><text:span text:style-name="T1"><text:line-break/></text:span><text:span text:style-name="T1">Web Test Tool Training</text:span></text:p>
              </text:list-header>
            </text:list>
          </draw:text-box>
        </draw:frame>
        <draw:frame presentation:style-name="pr2" draw:text-style-name="P2" draw:layer="layout" svg:width="22.578cm" svg:height="1.805cm" svg:x="1.354cm" svg:y="9.772cm" presentation:class="subtitle" presentation:user-transformed="true">
          <draw:text-box>
            <text:list text:style-name="L1">
              <text:list-header>
                <text:p xml:id="id3" text:id="id3" text:style-name="P3"><text:span text:style-name="T2">Discover the automating power of <text:s/>Selenium</text:span></text:p>
              </text:list-header>
            </text:list>
          </draw:text-box>
        </draw:frame>
        <draw:custom-shape draw:style-name="gr1" draw:text-style-name="P2" xml:id="id1" draw:id="id1" draw:layer="layout" svg:width="14.182cm" svg:height="1.277cm" svg:x="5.477cm" svg:y="1.949cm">
          <text:list text:style-name="L1">
            <text:list-header>
              <text:p text:style-name="P4"><text:span text:style-name="T3">Portnov Computer School present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18cm" svg:height="3.881cm" svg:x="2.209cm" svg:y="12.541cm">
          <text:list text:style-name="L1">
            <text:list-header>
              <text:p xml:id="id4" text:id="id4" text:style-name="P5"><text:span text:style-name="T4">Presented by:</text:span><text:span text:style-name="T5"> </text:span></text:p>
              <text:p xml:id="id5" text:id="id5" text:style-name="P6"><text:span text:style-name="T5">Kangeyan Passoubady (Kangs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817cm" svg:height="0.684cm" svg:x="3.607cm" svg:y="18.371cm">
          <text:list text:style-name="L1">
            <text:list-header>
              <text:p text:style-name="P7"><text:span text:style-name="T6">Copy Right: 2009-2011, All rights reserved by Kangeyan Passoubady (Kangs). Republishing requires author’s permiss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stretchy" presentation:preset-sub-type="across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fill="hold" smil:targetElement="id2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fill="hold" smil:targetElement="id3" anim:sub-item="text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fill="hold" smil:targetElement="id4" anim:sub-item="text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fill="hold" smil:targetElement="id5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12cm" svg:height="9.684cm" svg:x="3.281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558cm" svg:height="11.604cm" svg:x="1.949cm" svg:y="12.268cm" presentation:class="notes" presentation:placeholder="true">
            <draw:text-box/>
          </draw:frame>
        </presentation:notes>
      </draw:page>
      <draw:page draw:name="Slide 2" draw:style-name="dp3" draw:master-page-name="Default" presentation:presentation-page-layout-name="AL2T13" presentation:use-footer-name="ftr1">
        <office:forms form:automatic-focus="false" form:apply-design-mode="false"/>
        <draw:custom-shape draw:style-name="gr4" draw:text-style-name="P2" draw:layer="layout" svg:width="2.778cm" svg:height="15.05cm" draw:transform="rotate (3.1415926535892) translate (3.625cm 16.90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21.59cm" svg:height="4.083cm" svg:x="1.905cm" svg:y="5.918cm">
          <text:list text:style-name="L1">
            <text:list-header>
              <text:p text:style-name="P8"><text:span text:style-name="T1">D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8cm" svg:height="3.382cm" svg:x="3.81cm" svg:y="10.795cm">
          <text:list text:style-name="L1">
            <text:list-header>
              <text:p xml:id="id7" text:id="id7" text:style-name="P6"><text:span text:style-name="T7">Selenium Concep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183cm" svg:height="3.418cm" svg:x="0.653cm" svg:y="4.233cm">
          <text:list text:style-name="L1">
            <text:list-header>
              <text:p text:style-name="P8"><text:span text:style-name="T8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stretchy" presentation:preset-sub-type="across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height;height" smil:keyTimes="0;1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peek-in" presentation:preset-sub-type="from-bottom">
                  <anim:set smil:begin="0s" smil:dur="0.001s" smil:fill="hold" smil:targetElement="id7" anim:sub-item="text" smil:attributeName="visibility" smil:to="visible"/>
                  <anim:transitionFilter smil:dur="0.5s" smil:fill="hold" smil:targetElement="id7" anim:sub-item="text" smil:type="slideWipe" smil:subtype="fromBottom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12cm" svg:height="9.684cm" svg:x="3.281cm" svg:y="1.936cm">
            <text:p/>
            <draw:enhanced-geometry svg:viewBox="0 0 21600 21600" draw:type="mso-spt202" draw:enhanced-path="M 0 0 L 21600 0 21600 21600 0 21600 0 0 Z N"/>
          </draw:custom-shape>
          <draw:frame presentation:style-name="pr4" draw:layer="layout" svg:width="15.558cm" svg:height="11.864cm" svg:x="1.949cm" svg:y="12.268cm" presentation:class="notes" presentation:placeholder="true">
            <draw:text-box/>
          </draw:frame>
        </presentation:notes>
      </draw:page>
      <draw:page draw:name="Selenium Commands   " draw:style-name="dp3" draw:master-page-name="Default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2.86cm" svg:height="1.694cm" svg:x="0.595cm" svg:y="0.202cm" presentation:class="title" presentation:user-transformed="true">
          <draw:text-box>
            <text:list text:style-name="L1">
              <text:list-header>
                <text:p text:style-name="P9"><text:span text:style-name="T9">Selenium Commands </text:span><text:span text:style-name="T9"><text:tab/></text:span><text:span text:style-name="T9"><text:tab/></text:span></text:p>
              </text:list-header>
            </text:list>
          </draw:text-box>
        </draw:frame>
        <draw:frame presentation:style-name="pr6" draw:text-style-name="P2" draw:layer="layout" svg:width="25.4cm" svg:height="12.741cm" svg:x="0cm" svg:y="1.887cm" presentation:class="outline" presentation:user-transformed="true">
          <draw:text-box>
            <text:list text:style-name="L2">
              <text:list-item>
                <text:p xml:id="id8" text:id="id8" text:style-name="P10"><text:span text:style-name="T10">A command is what tells Selenium what to do.</text:span></text:p>
              </text:list-item>
              <text:list-item>
                <text:p xml:id="id9" text:id="id9" text:style-name="P10"><text:span text:style-name="T10">Selenium commands are broken down into 3 types:</text:span></text:p>
              </text:list-item>
            </text:list>
            <text:list text:style-name="L3">
              <text:list-item>
                <text:list>
                  <text:list-item>
                    <text:p xml:id="id10" text:id="id10" text:style-name="P10"><text:span text:style-name="T11">Actions</text:span><text:span text:style-name="T10"> – Command the browser to do something</text:span></text:p>
                  </text:list-item>
                  <text:list-item>
                    <text:p xml:id="id11" text:id="id11" text:style-name="P10"><text:span text:style-name="T11">Accessors</text:span><text:span text:style-name="T10"> – Store/retrieve data from selenium variables</text:span></text:p>
                  </text:list-item>
                  <text:list-item>
                    <text:p xml:id="id12" text:id="id12" text:style-name="P10"><text:span text:style-name="T11">Asserts</text:span><text:span text:style-name="T10"> – Verify that the browser is in a certain state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1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12cm" svg:height="9.684cm" svg:x="3.281cm" svg:y="1.93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2" draw:layer="layout" svg:width="15.575cm" svg:height="11.62cm" svg:x="1.948cm" svg:y="12.267cm" presentation:class="notes" presentation:user-transformed="true">
            <draw:text-box>
              <text:list text:style-name="L1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elenium Commands - Actions  " draw:style-name="dp3" draw:master-page-name="Default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2.86cm" svg:height="1.694cm" svg:x="0.595cm" svg:y="0.202cm" presentation:class="title" presentation:user-transformed="true">
          <draw:text-box>
            <text:list text:style-name="L1">
              <text:list-header>
                <text:p text:style-name="P9"><text:span text:style-name="T9">Selenium Commands - Actions</text:span><text:span text:style-name="T9"><text:tab/></text:span><text:span text:style-name="T9"><text:tab/></text:span></text:p>
              </text:list-header>
            </text:list>
          </draw:text-box>
        </draw:frame>
        <draw:frame presentation:style-name="pr8" draw:text-style-name="P2" draw:layer="layout" svg:width="25.4cm" svg:height="15.488cm" svg:x="0cm" svg:y="1.886cm" presentation:class="outline" presentation:user-transformed="true">
          <draw:text-box>
            <text:list text:style-name="L2">
              <text:list-item>
                <text:p xml:id="id13" text:id="id13" text:style-name="P12"><text:span text:style-name="T13">Actions are commands that generally manipulate the state of the application.</text:span></text:p>
              </text:list-item>
              <text:list-item>
                <text:p xml:id="id14" text:id="id14" text:style-name="P12"><text:span text:style-name="T13">They do things like "click this link" and "select that option". </text:span></text:p>
              </text:list-item>
              <text:list-item>
                <text:p xml:id="id15" text:id="id15" text:style-name="P12"><text:span text:style-name="T13">If an Action fails, or has an error, the execution of the current test is stopped.</text:span></text:p>
              </text:list-item>
              <text:list-item>
                <text:p xml:id="id16" text:id="id16" text:style-name="P12"><text:span text:style-name="T13">Many Actions can be called with the "AndWait" suffix, e.g. "clickAndWait". </text:span></text:p>
              </text:list-item>
              <text:list-item>
                <text:p xml:id="id17" text:id="id17" text:style-name="P12"><text:span text:style-name="T13">Action suffix tells Selenium that the action will cause the browser to make a call to the server, and that Selenium should wait for a new page to load.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1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1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12cm" svg:height="9.684cm" svg:x="3.281cm" svg:y="1.93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2" draw:layer="layout" svg:width="15.575cm" svg:height="11.62cm" svg:x="1.948cm" svg:y="12.267cm" presentation:class="notes" presentation:user-transformed="true">
            <draw:text-box>
              <text:list text:style-name="L1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elenium Commands - Accessors   " draw:style-name="dp3" draw:master-page-name="Default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2.86cm" svg:height="1.694cm" svg:x="0.595cm" svg:y="0.202cm" presentation:class="title" presentation:user-transformed="true">
          <draw:text-box>
            <text:list text:style-name="L1">
              <text:list-header>
                <text:p text:style-name="P9"><text:span text:style-name="T9">Selenium Commands - Accessors </text:span><text:span text:style-name="T9"><text:tab/></text:span><text:span text:style-name="T9"><text:tab/></text:span></text:p>
              </text:list-header>
            </text:list>
          </draw:text-box>
        </draw:frame>
        <draw:frame presentation:style-name="pr8" draw:text-style-name="P2" draw:layer="layout" svg:width="25.4cm" svg:height="15.488cm" svg:x="0cm" svg:y="1.886cm" presentation:class="outline" presentation:user-transformed="true">
          <draw:text-box>
            <text:list text:style-name="L2">
              <text:list-item>
                <text:p xml:id="id18" text:id="id18" text:style-name="P13"><text:span text:style-name="T14">Accessors examine the state of the application and store the results in variables, e.g. "storeTitle". </text:span></text:p>
              </text:list-item>
              <text:list-item>
                <text:p xml:id="id19" text:id="id19" text:style-name="P13"><text:span text:style-name="T14">They are also used to automatically generate Assertions.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12cm" svg:height="9.684cm" svg:x="3.281cm" svg:y="1.93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2" draw:layer="layout" svg:width="15.575cm" svg:height="11.62cm" svg:x="1.948cm" svg:y="12.267cm" presentation:class="notes" presentation:user-transformed="true">
            <draw:text-box>
              <text:list text:style-name="L1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elenium Commands - Assertions  " draw:style-name="dp3" draw:master-page-name="Default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2.86cm" svg:height="1.694cm" svg:x="0.595cm" svg:y="0.202cm" presentation:class="title" presentation:user-transformed="true">
          <draw:text-box>
            <text:list text:style-name="L1">
              <text:list-header>
                <text:p text:style-name="P9"><text:span text:style-name="T9">Selenium Commands - Assertions</text:span><text:span text:style-name="T9"><text:tab/></text:span><text:span text:style-name="T9"><text:tab/></text:span></text:p>
              </text:list-header>
            </text:list>
          </draw:text-box>
        </draw:frame>
        <draw:frame presentation:style-name="pr8" draw:text-style-name="P2" draw:layer="layout" svg:width="25.4cm" svg:height="15.488cm" svg:x="0cm" svg:y="1.886cm" presentation:class="outline" presentation:user-transformed="true">
          <draw:text-box>
            <text:list text:style-name="L2">
              <text:list-item>
                <text:p xml:id="id20" text:id="id20" text:style-name="P14"><text:span text:style-name="T15">Assertions are like Accessors, but they verify that the state of the application conforms to what is expected. </text:span></text:p>
              </text:list-item>
            </text:list>
            <text:list text:style-name="L3">
              <text:list-item>
                <text:list>
                  <text:list-item>
                    <text:p xml:id="id21" text:id="id21" text:style-name="P15"><text:span text:style-name="T9">Examples include "make sure the page title is X" and "verify that this checkbox is checked".</text:span></text:p>
                  </text:list-item>
                </text:list>
              </text:list-item>
            </text:list>
            <text:list text:style-name="L2">
              <text:list-item>
                <text:p xml:id="id22" text:id="id22" text:style-name="P14"><text:span text:style-name="T15">All Selenium Assertions can be used in 3 modes: "assert", "verify", and "waitFor". </text:span></text:p>
              </text:list-item>
            </text:list>
            <text:list text:style-name="L3">
              <text:list-item>
                <text:list>
                  <text:list-item>
                    <text:p xml:id="id23" text:id="id23" text:style-name="P14"><text:span text:style-name="T9">Example include, "assertText","verifyText" and "waitForText".</text:span><text:span text:style-name="T15"> </text:span></text:p>
                  </text:list-item>
                </text:list>
              </text:list-item>
            </text:list>
            <text:list text:style-name="L2">
              <text:list-item>
                <text:p xml:id="id24" text:id="id24" text:style-name="P14"><text:span text:style-name="T15">When an "assert" fails, the test is aborted. When a "verify" fails, the test will continue execution, logging the failure. </text:span></text:p>
              </text:list-item>
              <text:list-item>
                <text:p xml:id="id25" text:id="id25" text:style-name="P14"><text:span text:style-name="T15">This allows a single "assert" to ensure that the application is on the correct page, followed by a bunch of "verify" assertions to test form field values, labels, etc.</text:span></text:p>
              </text:list-item>
              <text:list-item>
                <text:p xml:id="id26" text:id="id26" text:style-name="P14"><text:span text:style-name="T15">"waitFor" commands wait for some condition to become true (which can be useful for testing Ajax applications).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2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2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2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12cm" svg:height="9.684cm" svg:x="3.281cm" svg:y="1.93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2" draw:layer="layout" svg:width="15.575cm" svg:height="11.62cm" svg:x="1.948cm" svg:y="12.267cm" presentation:class="notes" presentation:user-transformed="true">
            <draw:text-box>
              <text:list text:style-name="L1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elenium Parameters   " draw:style-name="dp3" draw:master-page-name="Default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2.86cm" svg:height="1.694cm" svg:x="0.595cm" svg:y="0.202cm" presentation:class="title" presentation:user-transformed="true">
          <draw:text-box>
            <text:list text:style-name="L1">
              <text:list-header>
                <text:p text:style-name="P9"><text:span text:style-name="T9">Selenium Parameters </text:span><text:span text:style-name="T9"><text:tab/></text:span><text:span text:style-name="T9"><text:tab/></text:span></text:p>
              </text:list-header>
            </text:list>
          </draw:text-box>
        </draw:frame>
        <draw:frame presentation:style-name="pr9" draw:text-style-name="P2" draw:layer="layout" svg:width="25.4cm" svg:height="15.894cm" svg:x="0cm" svg:y="1.692cm" presentation:class="outline" presentation:user-transformed="true">
          <draw:text-box>
            <text:list text:style-name="L2">
              <text:list-item>
                <text:p xml:id="id27" text:id="id27" text:style-name="P16"><text:span text:style-name="T16">Two types of Selenium Parameters</text:span></text:p>
              </text:list-item>
            </text:list>
            <text:list text:style-name="L3">
              <text:list-item>
                <text:list>
                  <text:list-item>
                    <text:p xml:id="id28" text:id="id28" text:style-name="P16"><text:span text:style-name="T17">Locators</text:span><text:span text:style-name="T16"> – Used to find elements in html trees</text:span></text:p>
                  </text:list-item>
                  <text:list-item>
                    <text:p xml:id="id29" text:id="id29" text:style-name="P16"><text:span text:style-name="T17">Pattern Matchers</text:span><text:span text:style-name="T16"> – Used to verify values</text:span></text:p>
                  </text:list-item>
                </text:list>
              </text:list-item>
            </text:list>
            <text:list text:style-name="L2">
              <text:list-item>
                <text:p xml:id="id30" text:id="id30" text:style-name="P16"><text:span text:style-name="T16">Lots of locator types. <text:s/>Some examples are: </text:span></text:p>
              </text:list-item>
            </text:list>
            <text:list text:style-name="L3">
              <text:list-item>
                <text:list>
                  <text:list-item>
                    <text:p xml:id="id31" text:id="id31" text:style-name="P16"><text:span text:style-name="T16">Id based, </text:span></text:p>
                  </text:list-item>
                  <text:list-item>
                    <text:p xml:id="id32" text:id="id32" text:style-name="P16"><text:span text:style-name="T16">X-Path based, DOM Based</text:span></text:p>
                  </text:list-item>
                  <text:list-item>
                    <text:p xml:id="id33" text:id="id33" text:style-name="P16"><text:span text:style-name="T16">CSS selector based</text:span></text:p>
                  </text:list-item>
                </text:list>
              </text:list-item>
            </text:list>
            <text:list text:style-name="L2">
              <text:list-item>
                <text:p xml:id="id34" text:id="id34" text:style-name="P16"><text:span text:style-name="T16">Pattern matchers are typically exact matches or regular expressions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12cm" svg:height="9.684cm" svg:x="3.281cm" svg:y="1.93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2" draw:layer="layout" svg:width="15.575cm" svg:height="11.62cm" svg:x="1.948cm" svg:y="12.267cm" presentation:class="notes" presentation:user-transformed="true">
            <draw:text-box>
              <text:list text:style-name="L1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elenium Element Locators   " draw:style-name="dp3" draw:master-page-name="Default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2.86cm" svg:height="1.694cm" svg:x="0.595cm" svg:y="0.202cm" presentation:class="title" presentation:user-transformed="true">
          <draw:text-box>
            <text:list text:style-name="L1">
              <text:list-header>
                <text:p text:style-name="P9"><text:span text:style-name="T9">Selenium Element Locators </text:span><text:span text:style-name="T9"><text:tab/></text:span><text:span text:style-name="T9"><text:tab/></text:span></text:p>
              </text:list-header>
            </text:list>
          </draw:text-box>
        </draw:frame>
        <draw:frame presentation:style-name="pr9" draw:text-style-name="P2" draw:layer="layout" svg:width="25.4cm" svg:height="15.894cm" svg:x="0cm" svg:y="1.692cm" presentation:class="outline" presentation:user-transformed="true">
          <draw:text-box>
            <text:list text:style-name="L2">
              <text:list-item>
                <text:p xml:id="id35" text:id="id35" text:style-name="P14"><text:span text:style-name="T15">Element Locators tell Selenium which HTML element a command refers to. </text:span></text:p>
              </text:list-item>
              <text:list-item>
                <text:p xml:id="id36" text:id="id36" text:style-name="P14"><text:span text:style-name="T15">Many commands require an Element Locator as the "target" attribute. </text:span></text:p>
              </text:list-item>
            </text:list>
            <text:list text:style-name="L3">
              <text:list-item>
                <text:list>
                  <text:list-item>
                    <text:p xml:id="id37" text:id="id37" text:style-name="P14"><text:span text:style-name="T15">Examples of Element Locator's include "elementId" and "document.forms[0].element". </text:span></text:p>
                  </text:list-item>
                  <text:list-item>
                    <text:p xml:id="id38" text:id="id38" text:style-name="P14"><text:span text:style-name="T15">The format of a locator is: locatorType=argument.</text:span></text:p>
                  </text:list-item>
                </text:list>
              </text:list-item>
            </text:list>
            <text:list text:style-name="L2">
              <text:list-item>
                <text:p xml:id="id39" text:id="id39" text:style-name="P14"><text:span text:style-name="T15">To locate elements use identifier, id, name, DOM, CSS, XPath, and link. Without an explicit locator prefix, Selenium uses the following default strategies:</text:span></text:p>
              </text:list-item>
            </text:list>
            <text:list text:style-name="L3">
              <text:list-item>
                <text:list>
                  <text:list-item>
                    <text:p xml:id="id40" text:id="id40" text:style-name="P14"><text:span text:style-name="T15">DOM, for locators starting with "document.“</text:span></text:p>
                  </text:list-item>
                  <text:list-item>
                    <text:p xml:id="id41" text:id="id41" text:style-name="P14"><text:span text:style-name="T15">XPath, for locators starting with "//“</text:span></text:p>
                  </text:list-item>
                  <text:list-item>
                    <text:p xml:id="id42" text:id="id42" text:style-name="P14"><text:span text:style-name="T15">identifier, otherwise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3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3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3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3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3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4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4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12cm" svg:height="9.684cm" svg:x="3.281cm" svg:y="1.93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2" draw:layer="layout" svg:width="15.575cm" svg:height="11.62cm" svg:x="1.948cm" svg:y="12.267cm" presentation:class="notes" presentation:user-transformed="true">
            <draw:text-box>
              <text:list text:style-name="L1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elenium Element Filters   " draw:style-name="dp3" draw:master-page-name="Default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4.17cm" svg:height="1.694cm" svg:x="0.595cm" svg:y="0.202cm" presentation:class="title" presentation:user-transformed="true">
          <draw:text-box>
            <text:list text:style-name="L1">
              <text:list-header>
                <text:p text:style-name="P9"><text:span text:style-name="T9">Selenium Element Filters </text:span><text:span text:style-name="T9"><text:tab/></text:span><text:span text:style-name="T9"><text:tab/></text:span></text:p>
              </text:list-header>
            </text:list>
          </draw:text-box>
        </draw:frame>
        <draw:frame presentation:style-name="pr9" draw:text-style-name="P2" draw:layer="layout" svg:width="25.4cm" svg:height="15.894cm" svg:x="0cm" svg:y="1.692cm" presentation:class="outline" presentation:user-transformed="true">
          <draw:text-box>
            <text:list text:style-name="L2">
              <text:list-item>
                <text:p xml:id="id43" text:id="id43" text:style-name="P12"><text:span text:style-name="T13">Element filters can be used with a locator to refine a list of candidate elements. </text:span></text:p>
              </text:list-item>
              <text:list-item>
                <text:p xml:id="id44" text:id="id44" text:style-name="P12"><text:span text:style-name="T13">They are currently used only in the 'name' element-locator. Filters look much like locators, i.e.</text:span></text:p>
              </text:list-item>
            </text:list>
            <text:list text:style-name="L3">
              <text:list-item>
                <text:list>
                  <text:list-item>
                    <text:p xml:id="id45" text:id="id45" text:style-name="P14"><text:span text:style-name="T18">filterType=argument</text:span></text:p>
                  </text:list-item>
                </text:list>
              </text:list-item>
            </text:list>
            <text:list text:style-name="L2">
              <text:list-item>
                <text:p xml:id="id46" text:id="id46" text:style-name="P12"><text:span text:style-name="T13">Supported element-filters are:</text:span></text:p>
              </text:list-item>
            </text:list>
            <text:list text:style-name="L3">
              <text:list-item>
                <text:list>
                  <text:list-item>
                    <text:p xml:id="id47" text:id="id47" text:style-name="P12"><text:span text:style-name="T13">Based on their values match elements. It is useful for refining a list of similarly-named toggle-button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48" text:id="id48" text:style-name="P15"><text:span text:style-name="T19">value=patternValu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49" text:id="id49" text:style-name="P12"><text:span text:style-name="T13">Selects a single element based on its position in the list (starting from zero)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50" text:id="id50" text:style-name="P15"><text:span text:style-name="T19">index=indexValu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12cm" svg:height="9.684cm" svg:x="3.281cm" svg:y="1.93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2" draw:layer="layout" svg:width="15.575cm" svg:height="11.62cm" svg:x="1.948cm" svg:y="12.267cm" presentation:class="notes" presentation:user-transformed="true">
            <draw:text-box>
              <text:list text:style-name="L1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elenium String Match Patterns   " draw:style-name="dp3" draw:master-page-name="Default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2.86cm" svg:height="1.694cm" svg:x="0.595cm" svg:y="0.202cm" presentation:class="title" presentation:user-transformed="true">
          <draw:text-box>
            <text:list text:style-name="L1">
              <text:list-header>
                <text:p text:style-name="P9"><text:span text:style-name="T9">Selenium String Match Patterns </text:span><text:span text:style-name="T9"><text:tab/></text:span><text:span text:style-name="T9"><text:tab/></text:span></text:p>
              </text:list-header>
            </text:list>
          </draw:text-box>
        </draw:frame>
        <draw:frame presentation:style-name="pr9" draw:text-style-name="P2" draw:layer="layout" svg:width="25.4cm" svg:height="15.894cm" svg:x="0cm" svg:y="1.692cm" presentation:class="outline" presentation:user-transformed="true">
          <draw:text-box>
            <text:list text:style-name="L2">
              <text:list-item>
                <text:p xml:id="id51" text:id="id51" text:style-name="P14"><text:span text:style-name="T15">Various Pattern syntaxes are available for matching string values:</text:span></text:p>
              </text:list-item>
            </text:list>
            <text:list text:style-name="L3">
              <text:list-item>
                <text:list>
                  <text:list-item>
                    <text:p xml:id="id52" text:id="id52" text:style-name="P14"><text:span text:style-name="T18">glob:patternValue:</text:span><text:span text:style-name="T15"> "Glob" is a limited regular expression syntax. Similar to DOS command-line wildcards. In a glob pattern, "*" represents any sequence of characters, and "?" represents any single character. Glob patterns match against the entire string.</text:span></text:p>
                  </text:list-item>
                  <text:list-item>
                    <text:p xml:id="id53" text:id="id53" text:style-name="P14"><text:span text:style-name="T20">regexp:regexpValue</text:span><text:span text:style-name="T15">: Match a string using a regular-expression. The full power of JavaScript regular-expression is available.</text:span></text:p>
                  </text:list-item>
                  <text:list-item>
                    <text:p xml:id="id54" text:id="id54" text:style-name="P14"><text:span text:style-name="T18">exact:stringValue</text:span><text:span text:style-name="T15">: Match a string value exactly, without using any wildcards.</text:span></text:p>
                  </text:list-item>
                </text:list>
              </text:list-item>
            </text:list>
            <text:list text:style-name="L2">
              <text:list-item>
                <text:p xml:id="id55" text:id="id55" text:style-name="P14"><text:span text:style-name="T15">If no pattern prefix is specified, Selenium assumes that it's a "glob" pattern.</text:span></text:p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5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5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5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5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12cm" svg:height="9.684cm" svg:x="3.281cm" svg:y="1.93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2" draw:layer="layout" svg:width="15.575cm" svg:height="11.62cm" svg:x="1.948cm" svg:y="12.267cm" presentation:class="notes" presentation:user-transformed="true">
            <draw:text-box>
              <text:list text:style-name="L1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elenium Recording Problem" draw:style-name="dp3" draw:master-page-name="Default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2.86cm" svg:height="1.694cm" svg:x="0.595cm" svg:y="0.202cm" presentation:class="title" presentation:user-transformed="true">
          <draw:text-box>
            <text:list text:style-name="L1">
              <text:list-header>
                <text:p text:style-name="P17"><text:span text:style-name="T9">Selenium Recording Problem</text:span></text:p>
              </text:list-header>
            </text:list>
          </draw:text-box>
        </draw:frame>
        <draw:frame presentation:style-name="pr8" draw:text-style-name="P2" draw:layer="layout" svg:width="25.4cm" svg:height="15.488cm" svg:x="0cm" svg:y="1.886cm" presentation:class="outline" presentation:user-transformed="true">
          <draw:text-box>
            <text:list text:style-name="L2">
              <text:list-item>
                <text:p xml:id="id56" text:id="id56" text:style-name="P13"><text:span text:style-name="T21">Why doesn't everything get recorded?</text:span></text:p>
              </text:list-item>
            </text:list>
            <text:list text:style-name="L3">
              <text:list-item>
                <text:list>
                  <text:list-item>
                    <text:p xml:id="id57" text:id="id57" text:style-name="P13"><text:span text:style-name="T14">Not every event will be recorded by Selenium IDE. </text:span></text:p>
                  </text:list-item>
                  <text:list-item>
                    <text:p xml:id="id58" text:id="id58" text:style-name="P13"><text:span text:style-name="T14">Usually the ones that won't be recorded are those that involve complex HTML (Hyper Text Markup Language) and/or AJAX (Asynchronous JavaScript and XML)</text:span></text:p>
                  </text:list-item>
                  <text:list-item>
                    <text:p xml:id="id59" text:id="id59" text:style-name="P13"><text:span text:style-name="T22">Careful while testing HTTPS events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5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5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5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12cm" svg:height="9.684cm" svg:x="3.281cm" svg:y="1.93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2" draw:layer="layout" svg:width="15.575cm" svg:height="11.62cm" svg:x="1.948cm" svg:y="12.267cm" presentation:class="notes" presentation:user-transformed="true">
            <draw:text-box>
              <text:list text:style-name="L1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elenium Auto Complete Problem" draw:style-name="dp3" draw:master-page-name="Default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2.86cm" svg:height="1.694cm" svg:x="0.595cm" svg:y="0.202cm" presentation:class="title" presentation:user-transformed="true">
          <draw:text-box>
            <text:list text:style-name="L1">
              <text:list-header>
                <text:p text:style-name="P17"><text:span text:style-name="T9">Selenium Auto Complete Problem</text:span></text:p>
              </text:list-header>
            </text:list>
          </draw:text-box>
        </draw:frame>
        <draw:frame presentation:style-name="pr8" draw:text-style-name="P2" draw:layer="layout" svg:width="25.4cm" svg:height="15.488cm" svg:x="0cm" svg:y="1.886cm" presentation:class="outline" presentation:user-transformed="true">
          <draw:text-box>
            <text:list text:style-name="L2">
              <text:list-item>
                <text:p xml:id="id60" text:id="id60" text:style-name="P13"><text:span text:style-name="T21">Why doesn't event triggered when I select something from auto-complete history? </text:span></text:p>
              </text:list-item>
            </text:list>
            <text:list text:style-name="L3">
              <text:list-item>
                <text:list>
                  <text:list-item>
                    <text:p xml:id="id61" text:id="id61" text:style-name="P13"><text:span text:style-name="T14">Auto-Complete does not trigger Javascript event </text:span></text:p>
                  </text:list-item>
                  <text:list-item>
                    <text:p xml:id="id62" text:id="id62" text:style-name="P13"><text:span text:style-name="T14">No event triggered means Selenium IDE cannot record it</text:span></text:p>
                  </text:list-item>
                  <text:list-item>
                    <text:p xml:id="id63" text:id="id63" text:style-name="P13"><text:span text:style-name="T14">Work Around: Manually type the input, instead of selecting it from auto-complete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6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indefinite" smil:fill="hold" smil:targetElement="id6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6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indefinite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2.912cm" svg:height="9.684cm" svg:x="3.281cm" svg:y="1.93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2" draw:layer="layout" svg:width="15.575cm" svg:height="11.62cm" svg:x="1.948cm" svg:y="12.267cm" presentation:class="notes" presentation:user-transformed="true">
            <draw:text-box>
              <text:list text:style-name="L1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ffff" draw:end-color="#fefefe" draw:start-intensity="100%" draw:end-intensity="100%" draw:angle="0" draw:border="0%"/>
    <draw:fill-image draw:name="Bitmape_20_1" draw:display-name="Bitmape 1" xlink:href="Pictures/100000000000020A0000014FF6FFC6EF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pitch-asian="variable" style:font-size-asian="14pt" style:font-style-asian="normal" style:font-weight-asian="normal" style:font-family-complex="'MS Gothic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pitch-asian="variable" style:font-size-asian="14pt" style:font-style-asian="normal" style:font-weight-asian="normal" style:font-family-complex="'MS Gothic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pitch-asian="variable" style:font-size-asian="14pt" style:font-style-asian="normal" style:font-weight-asian="normal" style:font-family-complex="'MS Gothic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pitch-asian="variable" style:font-size-asian="14pt" style:font-style-asian="normal" style:font-weight-asian="normal" style:font-family-complex="'MS Gothic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pitch-asian="variable" style:font-size-asian="14pt" style:font-style-asian="normal" style:font-weight-asian="normal" style:font-family-complex="'MS Gothic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99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5ab4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pitch-asian="variable" style:font-size-asian="14pt" style:font-style-asian="normal" style:font-weight-asian="normal" style:font-family-complex="'MS Gothic'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pitch-asian="variable" style:font-size-asian="14pt" style:font-style-asian="normal" style:font-weight-asian="normal" style:font-family-complex="'MS Gothic'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pitch-asian="variable" style:font-size-asian="14pt" style:font-style-asian="normal" style:font-weight-asian="normal" style:font-family-complex="'MS Gothic'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pitch-asian="variable" style:font-size-asian="14pt" style:font-style-asian="normal" style:font-weight-asian="normal" style:font-family-complex="'MS Gothic'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23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family-asian="'MS Gothic'" style:font-pitch-asian="variable" style:font-size-asian="14pt" style:font-style-asian="normal" style:font-weight-asian="normal" style:font-family-complex="'MS Gothic'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99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5ab4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29cm" fo:padding-bottom="0.129cm" fo:padding-left="0.259cm" fo:padding-right="0.259cm" fo:wrap-option="wrap" draw:shadow-color="#808080"/>
    </style:style>
    <style:style style:name="Mgr6" style:family="graphic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29cm" fo:padding-bottom="0.129cm" fo:padding-left="0.259cm" fo:padding-right="0.259cm" fo:wrap-option="wrap" draw:shadow-color="#808080"/>
    </style:style>
    <style:style style:name="Mgr7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29cm" fo:padding-bottom="0.129cm" fo:padding-left="0.259cm" fo:padding-right="0.259cm" fo:wrap-option="wrap" draw:shadow-color="#808080"/>
    </style:style>
    <style:style style:name="Mgr8" style:family="graphic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29cm" fo:padding-bottom="0.129cm" fo:padding-left="0.259cm" fo:padding-right="0.259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03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2.548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03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03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03cm" fo:min-width="0cm" fo:wrap-option="wrap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29cm" fo:padding-bottom="0.129cm" fo:padding-left="0.259cm" fo:padding-right="0.259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29cm" fo:padding-bottom="0.129cm" fo:padding-left="0.259cm" fo:padding-right="0.259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29cm" fo:padding-bottom="0.129cm" fo:padding-left="0.259cm" fo:padding-right="0.25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line-break="strict"/>
    </style:style>
    <style:style style:name="MP6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line-break="strict"/>
    </style:style>
    <style:style style:name="MP8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line-break="strict"/>
    </style:style>
    <style:style style:name="MP10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T1" style:family="text">
      <style:text-properties fo:language="en" fo:country="US" style:font-family-asian="'Arial Unicode MS'" style:font-pitch-asian="variable" style:font-family-complex="'Arial Unicode MS'" style:font-pitch-complex="variable"/>
    </style:style>
    <style:style style:name="MT2" style:family="text">
      <style:text-properties fo:language="en" fo:country="US" style:font-family-asian="Arial" style:font-pitch-asian="variable" style:font-family-complex="Arial" style:font-pitch-complex="variable"/>
    </style:style>
    <style:style style:name="MT3" style:family="text">
      <style:text-properties fo:color="#000000"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MT4" style:family="text">
      <style:text-properties fo:color="#005ab4" fo:font-family="'Times New Roman'" style:font-family-generic="roman" style:font-pitch="variable" fo:font-size="24pt" fo:language="en" fo:country="US" style:font-family-asian="'Arial Unicode MS'" style:font-pitch-asian="variable" style:font-size-asian="24pt" style:font-family-complex="'Arial Unicode MS'" style:font-pitch-complex="variable" style:font-size-complex="2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1" draw:text-style-name="MP1" draw:layer="backgroundobjects" svg:width="8.448cm" svg:height="1.2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448cm" svg:height="1.29cm" svg:x="11.021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448cm" svg:height="1.29cm" svg:x="0cm" svg:y="24.52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448cm" svg:height="1.29cm" svg:x="11.021cm" svg:y="24.529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1.826cm" svg:x="0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1.826cm" svg:x="0cm" svg:y="17.224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3.398cm" svg:height="13.949cm" svg:x="0.975cm" svg:y="2.54cm" presentation:class="outline" presentation:placeholder="true">
        <draw:text-box/>
      </draw:frame>
      <draw:frame presentation:style-name="Default-title" draw:layer="backgroundobjects" svg:width="22.838cm" svg:height="1.672cm" svg:x="0.595cm" svg:y="0.202cm" presentation:class="title" presentation:placeholder="true">
        <draw:text-box/>
      </draw:frame>
      <draw:frame presentation:style-name="Mpr1" draw:layer="backgroundobjects" svg:width="5.905cm" svg:height="1.302cm" svg:x="1.269cm" svg:y="17.21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2" draw:layer="backgroundobjects" svg:width="10.28cm" svg:height="2.547cm" svg:x="7.549cm" svg:y="15.973cm" presentation:class="footer">
        <draw:text-box>
          <text:list text:style-name="ML1">
            <text:list-header>
              <text:p><text:span text:style-name="MT1"><presentation:footer/></text:span></text:p>
              <text:p><text:span text:style-name="MT1">Copyright </text:span><text:span text:style-name="MT2">© </text:span><text:span text:style-name="MT1">2008-2011 by Kangeyan Passoubady (Kangs)</text:span></text:p>
            </text:list-header>
          </text:list>
        </draw:text-box>
      </draw:frame>
      <draw:frame presentation:style-name="Mpr1" draw:layer="backgroundobjects" svg:width="5.905cm" svg:height="1.302cm" svg:x="18.202cm" svg:y="17.218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47cm" svg:height="25.82cm" svg:x="0cm" svg:y="0cm">
          <text:p/>
        </draw:rect>
        <draw:custom-shape draw:style-name="Mgr3" draw:text-style-name="M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5" draw:text-style-name="MP6" draw:layer="backgroundobjects" svg:width="8.418cm" svg:height="1.271cm" svg:x="0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8.418cm" svg:height="1.271cm" svg:x="11.02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889cm" svg:height="9.663cm" svg:x="3.28cm" svg:y="1.936cm" presentation:class="page"/>
        <draw:frame presentation:style-name="Default-notes" draw:layer="backgroundobjects" svg:width="15.553cm" svg:height="11.598cm" svg:x="1.948cm" svg:y="12.267cm" presentation:class="notes" presentation:placeholder="true">
          <draw:text-box/>
        </draw:frame>
        <draw:frame draw:style-name="Mgr7" draw:text-style-name="MP6" draw:layer="backgroundobjects" svg:width="8.418cm" svg:height="1.271cm" svg:x="0cm" svg:y="24.526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8.418cm" svg:height="1.271cm" svg:x="11.029cm" svg:y="24.526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68cm" svg:height="4.062cm" svg:x="1.905cm" svg:y="5.917cm" presentation:class="title" presentation:placeholder="true">
        <draw:text-box/>
      </draw:frame>
      <draw:frame presentation:style-name="Mpr3" draw:text-style-name="MP6" draw:layer="backgroundobjects" svg:width="5.905cm" svg:height="1.302cm" svg:x="1.269cm" svg:y="17.346cm" presentation:class="date-time">
        <draw:text-box>
          <text:list text:style-name="ML1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4" draw:text-style-name="MP10" draw:layer="backgroundobjects" svg:width="8.022cm" svg:height="1.302cm" svg:x="8.678cm" svg:y="17.218cm" presentation:class="footer">
        <draw:text-box>
          <text:list text:style-name="ML1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5" draw:text-style-name="MP8" draw:layer="backgroundobjects" svg:width="5.905cm" svg:height="1.302cm" svg:x="18.202cm" svg:y="17.346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38cm" svg:height="12.551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47cm" svg:height="25.82cm" svg:x="0cm" svg:y="0cm">
          <text:p/>
        </draw:rect>
        <draw:custom-shape draw:style-name="Mgr3" draw:text-style-name="M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469cm" svg:height="25.81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6" draw:layer="backgroundobjects" svg:width="8.418cm" svg:height="1.271cm" svg:x="0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" draw:text-style-name="MP8" draw:layer="backgroundobjects" svg:width="8.418cm" svg:height="1.271cm" svg:x="11.02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889cm" svg:height="9.663cm" svg:x="3.28cm" svg:y="1.936cm" presentation:class="page"/>
        <draw:frame presentation:style-name="Title1-notes" draw:layer="backgroundobjects" svg:width="15.553cm" svg:height="11.598cm" svg:x="1.948cm" svg:y="12.267cm" presentation:class="notes" presentation:placeholder="true">
          <draw:text-box/>
        </draw:frame>
        <draw:frame presentation:style-name="Mpr8" draw:text-style-name="MP6" draw:layer="backgroundobjects" svg:width="8.418cm" svg:height="1.271cm" svg:x="0cm" svg:y="24.526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" draw:text-style-name="MP8" draw:layer="backgroundobjects" svg:width="8.418cm" svg:height="1.271cm" svg:x="11.029cm" svg:y="24.526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elenium Tutorial</dc:title>
    <meta:initial-creator>Kangeyan Passoubady</meta:initial-creator>
    <meta:creation-date>2008-04-06T09:02:08</meta:creation-date>
    <dc:creator>Kangeyan Passoubady</dc:creator>
    <dc:date>2009-02-23T09:24:41</dc:date>
    <meta:editing-cycles>211</meta:editing-cycles>
    <meta:editing-duration>P7DT14H20M49S</meta:editing-duration>
    <meta:document-statistic meta:object-count="99"/>
    <meta:generator>OpenOffice.org/3.3$Win32 OpenOffice.org_project/330m20$Build-9567</meta:generator>
    <meta:user-defined meta:name="_TemplateID">TC102562721033</meta:user-defined>
  </office:meta>
</office:document-meta>
</file>